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79.45mm"/>
    </style:style>
    <style:style style:name="co4" style:family="table-column">
      <style:table-column-properties fo:break-before="auto" style:column-width="20.11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19.26mm"/>
    </style:style>
    <style:style style:name="co7" style:family="table-column">
      <style:table-column-properties fo:break-before="auto" style:column-width="38.44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27.87mm"/>
    </style:style>
    <style:style style:name="co11" style:family="table-column">
      <style:table-column-properties fo:break-before="auto" style:column-width="33.51mm"/>
    </style:style>
    <style:style style:name="co12" style:family="table-column">
      <style:table-column-properties fo:break-before="auto" style:column-width="28.4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3.07mm" fo:break-before="auto" style:use-optimal-row-height="false"/>
    </style:style>
    <style:style style:name="ro2" style:family="table-row">
      <style:table-row-properties style:row-height="7.32mm" fo:break-before="auto" style:use-optimal-row-height="false"/>
    </style:style>
    <style:style style:name="ro3" style:family="table-row">
      <style:table-row-properties style:row-height="7.46mm" fo:break-before="auto" style:use-optimal-row-height="false"/>
    </style:style>
    <style:style style:name="ro4" style:family="table-row">
      <style:table-row-properties style:row-height="9.65mm" fo:break-before="auto" style:use-optimal-row-height="false"/>
    </style:style>
    <style:style style:name="ro5" style:family="table-row">
      <style:table-row-properties style:row-height="6.53mm" fo:break-before="auto" style:use-optimal-row-height="false"/>
    </style:style>
    <style:style style:name="ro6" style:family="table-row">
      <style:table-row-properties style:row-height="7.14mm" fo:break-before="auto" style:use-optimal-row-height="fals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11.39mm" fo:break-before="auto" style:use-optimal-row-height="false"/>
    </style:style>
    <style:style style:name="ro9" style:family="table-row">
      <style:table-row-properties style:row-height="10.88mm" fo:break-before="auto" style:use-optimal-row-height="false"/>
    </style:style>
    <style:style style:name="ro10" style:family="table-row">
      <style:table-row-properties style:row-height="11.82mm" fo:break-before="auto" style:use-optimal-row-height="false"/>
    </style:style>
    <style:style style:name="ro11" style:family="table-row">
      <style:table-row-properties style:row-height="8.54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1.05pt double #000000" style:border-line-width="0.12mm 0.12mm 0.12mm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1.05pt double #000000" style:border-line-width="0.12mm 0.12mm 0.12mm"/>
    </style:style>
    <style:style style:name="ce4" style:family="table-cell" style:parent-style-name="Default" style:data-style-name="N108">
      <style:table-cell-properties fo:border="1.05pt double #000000" style:border-line-width="0.12mm 0.12mm 0.12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 style:data-style-name="N108">
      <style:table-cell-properties fo:border="0.06pt solid #000000"/>
    </style:style>
    <style:style style:name="ce8" style:family="table-cell" style:parent-style-name="Default" style:data-style-name="N108">
      <style:table-cell-properties fo:wrap-option="wrap" fo:border="0.06pt solid #000000"/>
    </style:style>
    <style:style style:name="ce9" style:family="table-cell" style:parent-style-name="Default" style:data-style-name="N110">
      <style:table-cell-properties fo:border="0.06pt solid #000000"/>
    </style:style>
    <style:style style:name="ce10" style:family="table-cell" style:parent-style-name="Default" style:data-style-name="N110">
      <style:table-cell-properties fo:border="1.05pt double #000000" style:border-line-width="0.12mm 0.12mm 0.12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_LoveTape-3-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8" table:default-cell-style-name="ce9"/>
        <table:table-column table:style-name="co9" table:default-cell-style-name="ce11"/>
        <table:table-column table:style-name="co10" table:default-cell-style-name="ce11"/>
        <table:table-column table:style-name="co11" table:default-cell-style-name="ce6"/>
        <table:table-column table:style-name="co12" table:default-cell-style-name="ce6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Prix par kit (commande 50pc)</text:p>
          </table:table-cell>
          <table:table-cell table:style-name="ce1" office:value-type="string" calcext:value-type="string">
            <text:p>Statut Commande</text:p>
          </table:table-cell>
          <table:table-cell table:style-name="ce1" office:value-type="string" calcext:value-type="string">
            <text:p>Statut Réception</text:p>
          </table:table-cell>
          <table:table-cell table:style-name="ce1" office:value-type="string" calcext:value-type="string">
            <text:p>Modif à prévoir</text:p>
          </table:table-cell>
          <table:table-cell table:style-name="ce1" office:value-type="string" calcext:value-type="string">
            <text:p>New ref</text:p>
          </table:table-cell>
          <table:table-cell table:style-name="ce12"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table:style-name="ce5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cb</text:p>
          </table:table-cell>
          <table:table-cell table:style-name="ce8" office:value-type="string" calcext:value-type="string">
            <text:p>elecrow</text:p>
          </table:table-cell>
          <table:table-cell office:value-type="string" calcext:value-type="string">
            <text:p>elecrow</text:p>
          </table:table-cell>
          <table:table-cell office:value-type="currency" office:currency="EUR" office:value="2.0574" calcext:value-type="currency">
            <text:p>2,0574 €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r : 660-MF1/4LCT52R123J</text:p>
          </table:table-cell>
          <table:table-cell office:value-type="currency" office:currency="EUR" office:value="0.2424" calcext:value-type="currency">
            <text:p>0,2424 €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selon LED</text:p>
          </table:table-cell>
          <table:table-cell office:value-type="string" calcext:value-type="string">
            <text:p>mouser</text:p>
          </table:table-cell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user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  <table:table-cell table:number-columns-repeated="1014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r : 603-MFR-25FBF52-10K</text:p>
          </table:table-cell>
          <table:table-cell office:value-type="currency" office:currency="EUR" office:value="0.0312" calcext:value-type="currency">
            <text:p>0,0312 €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4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CKET DIP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r : 649-DILB8P223TLF</text:p>
          </table:table-cell>
          <table:table-cell office:value-type="currency" office:currency="EUR" office:value="0.1164" calcext:value-type="currency">
            <text:p>0,1164 €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4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tiny 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5-20PU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r : 556-ATTINY85-20PU</text:p>
          </table:table-cell>
          <table:table-cell office:value-type="currency" office:currency="EUR" office:value="1.2" calcext:value-type="currency">
            <text:p>1,2000 €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4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PST SWITCH 3x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-Off</text:p>
          </table:table-cell>
          <table:table-cell office:value-type="string" calcext:value-type="string">
            <text:p>ebay.fr &gt; tronicized </text:p>
          </table:table-cell>
          <table:table-cell office:value-type="string" calcext:value-type="string">
            <text:p>https://www.ebay.fr/itm/SPDT-3-Pin-2-Position-PCB-Mini-Slide-Switch/263115543905?hash=item3d42e89561:m:mLU1xYw4EKDCFFCErpRiUGw</text:p>
          </table:table-cell>
          <table:table-cell office:value-type="currency" office:currency="EUR" office:value="0.2952" calcext:value-type="currency">
            <text:p>0,2952 €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(facture ok)</text:p>
          </table:table-cell>
          <table:table-cell office:value-type="string" calcext:value-type="string">
            <text:p>changer pas 2,54 &gt; 2,5mm + trous fixation</text:p>
          </table:table-cell>
          <table:table-cell office:value-type="string" calcext:value-type="string">
            <text:p>611-OS102011MS2QN1</text:p>
            <text:p>Ou</text:p>
            <text:p><text:span text:style-name="T1">https://www.mouser.fr/ProductDetail/CK/0S102011MS2QN1?qs=sGAEpiMZZMtHXLepoqNyVWY62gt1t1LcnC7P9o8LzYg%3d</text:span></text:p>
            <text:p/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ayda_3.5mm_stereo_TRS_jack_A-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-ou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r : 490-SJ1-3523N</text:p>
          </table:table-cell>
          <table:table-cell office:value-type="currency" office:currency="EUR" office:value="0.5832" calcext:value-type="currency">
            <text:p>0,5832 €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D5.0mm_P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Aliexpress &gt; EC Buying</text:p>
          </table:table-cell>
          <table:table-cell office:value-type="string" calcext:value-type="string">
            <text:p>https://www.aliexpress.com/item/5mm-Pink-LED-Round-Light-Emitting-Diode-Diffused-Foggy-Ultra-Bright-Lamp-Bead-Plug-in-DIY/32674089617.html?spm=2114.search0104.3.8.1d7b121bvqAmkf&amp;ws_ab_test=searchweb0_0,searchweb201602_3_10152_10151_10065_10344_10068_10342_10343_10340_10341_10696_10084_10083_10618_10305_10304_10307_10306_10302_10313_10059_10184_10534_100031_10103_10624_10623_443_10622_10621_10620,searchweb201603_49,ppcSwitch_2&amp;algo_expid=f534758d-12ec-42ac-b621-4f952a64e247-1&amp;algo_pvid=f534758d-12ec-42ac-b621-4f952a64e247&amp;priceBeautifyAB=0</text:p>
          </table:table-cell>
          <table:table-cell office:value-type="currency" office:currency="EUR" office:value="0.0622" calcext:value-type="currency">
            <text:p>0,0622 €</text:p>
          </table:table-cell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tn1,btn2</text:p>
          </table:table-cell>
          <table:table-cell office:value-type="string" calcext:value-type="string">
            <text:p>SW_PUSH-12m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 + cap</text:p>
          </table:table-cell>
          <table:table-cell office:value-type="string" calcext:value-type="string">
            <text:p>Aliexpress &gt; Lissony Technology </text:p>
          </table:table-cell>
          <table:table-cell office:value-type="string" calcext:value-type="string">
            <text:p>https://www.aliexpress.com/item/Free-shipping-100PCS-Tactile-Push-Button-Switch-Momentary-Tact-Cap-12-12-7-3MM-Micro-switch/32638121990.html?ws_ab_test=searchweb0_0,searchweb201602_2_10152_10151_10065_10344_10068_10342_10343_10340_10341_10084_10083_10305_10304_10615_10307_10306_10302_10059_10184_10314_10534_100031_10604_10103_10142,searchweb201603_2,ppcSwitch_5&amp;algo_expid=27b836d6-25c8-4381-83d7-b3f01fabac8e-2&amp;algo_pvid=27b836d6-25c8-4381-83d7-b3f01fabac8e&amp;transAbTest=ae803_5&amp;priceBeautifyAB=0</text:p>
          </table:table-cell>
          <table:table-cell office:value-type="currency" office:currency="EUR" office:value="0.1226" calcext:value-type="currency">
            <text:p>0,1226 €</text:p>
          </table:table-cell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string" calcext:value-type="string">
            <text:p>BT1,BT2</text:p>
          </table:table-cell>
          <table:table-cell office:value-type="string" calcext:value-type="string">
            <text:p>Keystone_103_1x20mm-CoinC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aliexpress &gt; Shenzhen Gintech Electronic Trade Co., Limited</text:p>
          </table:table-cell>
          <table:table-cell office:value-type="string" calcext:value-type="string">
            <text:p>https://www.aliexpress.com/item/FREE-SHIPPING-50PCS-CR2025-CR2032-battery-holder-Battery-Socket-3V-button-battery-holder-battery-Case/32225185996.html?spm=2114.search0104.3.16.2de613058ad1uW&amp;ws_ab_test=searchweb0_0,searchweb201602_3_10152_10151_10065_10344_10068_10342_10343_10340_10341_10696_10084_10083_10618_10305_10304_10307_10306_10302_10313_10059_10184_10534_100031_10103_10624_10623_443_10622_10621_10620,searchweb201603_49,ppcSwitch_2&amp;algo_expid=a33301d5-cc2a-4fe8-8083-45e709253028-2&amp;algo_pvid=a33301d5-cc2a-4fe8-8083-45e709253028&amp;priceBeautifyAB=0</text:p>
          </table:table-cell>
          <table:table-cell office:value-type="currency" office:currency="EUR" office:value="0.1792" calcext:value-type="currency">
            <text:p>0,1792 €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(facture ok)</text:p>
          </table:table-cell>
          <table:table-cell office:value-type="string" calcext:value-type="string">
            <text:p>à tester</text:p>
          </table:table-cell>
          <table:table-cell office:value-type="string" calcext:value-type="string">
            <text:p>Keystone 3003 ou Eagle-122-2420-GR</text:p>
          </table:table-cell>
          <table:table-cell table:number-columns-repeated="1012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P_Radial_D4.0mm_P2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r : 667-EEA-GA1V100H</text:p>
          </table:table-cell>
          <table:table-cell office:value-type="currency" office:currency="EUR" office:value="0.1248" calcext:value-type="currency">
            <text:p>0,1248 €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4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Pot1,Pot2</text:p>
          </table:table-cell>
          <table:table-cell office:value-type="string" calcext:value-type="string">
            <text:p>Potentiometer_Alpha-RV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li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r : 317-2090F-10K</text:p>
          </table:table-cell>
          <table:table-cell office:value-type="currency" office:currency="EUR" office:value="2.2704" calcext:value-type="currency">
            <text:p>2,2704 €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piles</text:p>
          </table:table-cell>
          <table:table-cell office:value-type="string" calcext:value-type="string">
            <text:p>CR2032 -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Ebay.fr &gt; aux_bonnes_affaires_2018</text:p>
          </table:table-cell>
          <table:table-cell office:value-type="string" calcext:value-type="string">
            <text:p>https://www.ebay.fr/itm/Piles-CR2032-Lithium-3V-VARTA-Gamme-INDUSTRIAL-BULK-x-1-2-5-10-20-30-40-50-100/263063488676?hash=item3d3fce48a4:m:mwN-eNlQsyelmclOVRyRNxQ</text:p>
          </table:table-cell>
          <table:table-cell office:value-type="currency" office:currency="EUR" office:value="0.599" calcext:value-type="currency">
            <text:p>0,5990 €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</text:p>
          </table:table-cell>
          <table:table-cell table:number-columns-repeated="1014"/>
        </table:table-row>
        <table:table-row table:style-name="ro11">
          <table:table-cell table:style-name="ce3" office:value-type="string" calcext:value-type="string">
            <text:p>Total</text:p>
          </table:table-cell>
          <table:table-cell table:style-name="ce4"/>
          <table:table-cell table:style-name="ce3"/>
          <table:table-cell table:style-name="ce3" table:formula="of:=SUM([.D2:.D16])" office:value-type="float" office:value="20" calcext:value-type="float">
            <text:p>20</text:p>
          </table:table-cell>
          <table:table-cell table:style-name="ce3" table:number-columns-repeated="3"/>
          <table:table-cell table:style-name="ce10" table:formula="of:=SUM([.H2:.H16])" office:value-type="currency" office:currency="EUR" office:value="7.884" calcext:value-type="currency">
            <text:p>7,8840 €</text:p>
          </table:table-cell>
          <table:table-cell table:style-name="ce3" table:number-columns-repeated="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4" loext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20:30:45.663115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20:40:44.540907373</dc:date>
    <meta:editing-duration>PT4H24M7S</meta:editing-duration>
    <meta:editing-cycles>14</meta:editing-cycles>
    <meta:generator>LibreOffice/6.0.2.1.0$Linux_X86_64 LibreOffice_project/00m0$Build-1</meta:generator>
    <meta:document-statistic meta:table-count="1" meta:cell-count="161" meta:object-count="0"/>
  </office:meta>
</office:document-meta>
</file>